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20100000177000000DF94109F37036DCF3D.png" manifest:media-type="image/png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00000000114000000EEE2B4FF16D67E8B38.png" manifest:media-type="image/png"/>
  <manifest:file-entry manifest:full-path="Pictures/10000201000002560000012A80260875F2B17BD4.png" manifest:media-type="image/png"/>
  <manifest:file-entry manifest:full-path="Pictures/100002010000024A000000FBFA342840A95F724C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6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17" manifest:media-type=""/>
  <manifest:file-entry manifest:full-path="ObjectReplacements/Object 24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"/>
  <manifest:file-entry manifest:full-path="ObjectReplacements/Object 25" manifest:media-type="application/x-openoffice-gdimetafile;windows_formatname=&quot;GDIMetaFile&quot;"/>
  <manifest:file-entry manifest:full-path="ObjectReplacements/Object 5" manifest:media-type=""/>
  <manifest:file-entry manifest:full-path="ObjectReplacements/Object 19" manifest:media-type=""/>
  <manifest:file-entry manifest:full-path="ObjectReplacements/Object 7" manifest:media-type="application/x-openoffice-gdimetafile;windows_formatname=&quot;GDIMetaFile&quot;"/>
  <manifest:file-entry manifest:full-path="ObjectReplacements/Object 20" manifest:media-type="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"/>
  <manifest:file-entry manifest:full-path="ObjectReplacements/Object 2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6" manifest:media-type=""/>
  <manifest:file-entry manifest:full-path="ObjectReplacements/Object 3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application/x-openoffice-gdimetafile;windows_formatname=&quot;GDIMetaFile&quot;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Georgia1" svg:font-family="Georgia" style:font-pitch="variable"/>
    <style:font-face style:name="Arial1" svg:font-family="Arial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1" style:list-style-name="L2">
      <style:graphic-properties draw:stroke="none" draw:fill="none" fo:min-height="3.908cm"/>
      <style:paragraph-properties style:writing-mode="lr-tb"/>
    </style:style>
    <style:style style:name="gr3" style:family="graphic" style:parent-style-name="Обычный_5f_1">
      <style:graphic-properties draw:stroke="none" draw:fill="none" fo:min-height="2.311cm"/>
      <style:paragraph-properties style:writing-mode="lr-tb"/>
    </style:style>
    <style:style style:name="gr4" style:family="graphic" style:parent-style-name="Обычный_5f_1" style:list-style-name="L2">
      <style:graphic-properties draw:stroke="none" draw:fill="none" fo:min-height="3.908cm"/>
      <style:paragraph-properties style:writing-mode="lr-tb"/>
    </style:style>
    <style:style style:name="gr5" style:family="graphic" style:parent-style-name="standard">
      <style:graphic-properties draw:stroke="none" draw:fill="none" fo:min-height="1.00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61cm"/>
      <style:paragraph-properties style:writing-mode="lr-tb"/>
    </style:style>
    <style:style style:name="gr7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  <style:paragraph-properties style:writing-mode="lr-tb"/>
    </style:style>
    <style:style style:name="gr9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draw:fill="none" fo:min-height="0.771cm"/>
      <style:paragraph-properties style:writing-mode="lr-tb"/>
    </style:style>
    <style:style style:name="gr11" style:family="graphic" style:parent-style-name="standard">
      <style:graphic-properties draw:stroke="none" draw:fill="none" fo:min-height="0.939cm"/>
      <style:paragraph-properties style:writing-mode="lr-tb"/>
    </style:style>
    <style:style style:name="gr12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13" style:family="graphic" style:parent-style-name="Объект_20_без_20_заливки_20_и_20_линий_5f_5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Объект_20_без_20_заливки_20_и_20_линий_5f_48_5f_1">
      <style:graphic-properties draw:textarea-vertical-align="middle" draw:ole-draw-aspect="1" style:protect="size"/>
    </style:style>
    <style:style style:name="gr16" style:family="graphic" style:parent-style-name="Объект_20_без_20_заливки_20_и_20_линий_5f_48_5f_1_5f_4">
      <style:graphic-properties draw:textarea-vertical-align="middle" draw:ole-draw-aspect="1" style:protect="size"/>
    </style:style>
    <style:style style:name="gr17" style:family="graphic" style:parent-style-name="Объект_20_без_20_заливки_20_и_20_линий_5f_48_5f_1_5f_4_5f_2">
      <style:graphic-properties draw:textarea-vertical-align="middle" draw:ole-draw-aspect="1" style:protect="size"/>
    </style:style>
    <style:style style:name="gr18" style:family="graphic" style:parent-style-name="Обычный_5f_1">
      <style:graphic-properties draw:stroke="none" draw:fill="none" fo:min-height="0.771cm"/>
      <style:paragraph-properties style:writing-mode="lr-tb"/>
    </style:style>
    <style:style style:name="gr19" style:family="graphic" style:parent-style-name="Объект_20_без_20_заливки_20_и_20_линий_5f_48_5f_1_5f_4_5f_1">
      <style:graphic-properties draw:textarea-vertical-align="middle" draw:ole-draw-aspect="1" style:protect="size"/>
    </style:style>
    <style:style style:name="gr20" style:family="graphic" style:parent-style-name="Обычный_5f_1_5f_1_5f_1_5f_13_5f_1">
      <style:graphic-properties draw:stroke="none" draw:fill="none" fo:min-height="1.287cm"/>
      <style:paragraph-properties style:writing-mode="lr-tb"/>
    </style:style>
    <style:style style:name="gr21" style:family="graphic" style:parent-style-name="Объект_20_без_20_заливки_20_и_20_линий_5f_48_5f_1_5f_4_5f_2_5f_1">
      <style:graphic-properties draw:textarea-vertical-align="middle" draw:ole-draw-aspect="1" style:protect="size"/>
    </style:style>
    <style:style style:name="gr22" style:family="graphic" style:parent-style-name="Обычный_5f_1_5f_1_5f_1_5f_14">
      <style:graphic-properties draw:stroke="none" draw:fill="none" fo:min-height="0.771cm"/>
      <style:paragraph-properties style:writing-mode="lr-tb"/>
    </style:style>
    <style:style style:name="gr23" style:family="graphic" style:parent-style-name="Объект_20_без_20_заливки_20_и_20_линий_5f_48_5f_1_5f_4_5f_1_5f_1">
      <style:graphic-properties draw:textarea-vertical-align="middle" draw:ole-draw-aspect="1" style:protect="size"/>
    </style:style>
    <style:style style:name="gr24" style:family="graphic" style:parent-style-name="Обычный_5f_1_5f_1_5f_1_5f_13">
      <style:graphic-properties draw:stroke="none" draw:fill="none" fo:min-height="0.739cm"/>
      <style:paragraph-properties style:writing-mode="lr-tb"/>
    </style:style>
    <style:style style:name="gr25" style:family="graphic" style:parent-style-name="Объект_20_без_20_заливки_20_и_20_линий_5f_48_5f_1_5f_4_5f_2_5f_1_5f_1">
      <style:graphic-properties draw:textarea-vertical-align="middle" draw:ole-draw-aspect="1" style:protect="size"/>
    </style:style>
    <style:style style:name="gr26" style:family="graphic" style:parent-style-name="Обычный_5f_1_5f_1_5f_1_5f_14_5f_1">
      <style:graphic-properties draw:stroke="none" draw:fill="none" fo:min-height="0.771cm"/>
      <style:paragraph-properties style:writing-mode="lr-tb"/>
    </style:style>
    <style:style style:name="gr27" style:family="graphic" style:parent-style-name="Объект_20_без_20_заливки_20_и_20_линий_5f_48_5f_1_5f_4_5f_1_5f_1_5f_1">
      <style:graphic-properties draw:textarea-vertical-align="middle" draw:ole-draw-aspect="1" style:protect="size"/>
    </style:style>
    <style:style style:name="gr28" style:family="graphic" style:parent-style-name="Объект_20_без_20_заливки_20_и_20_линий_5f_48_5f_1_5f_4_5f_1_5f_2">
      <style:graphic-properties draw:textarea-vertical-align="middle" draw:ole-draw-aspect="1" style:protect="size"/>
    </style:style>
    <style:style style:name="gr29" style:family="graphic" style:parent-style-name="Обычный_5f_1_5f_1_5f_1_5f_13_5f_2">
      <style:graphic-properties draw:stroke="none" draw:fill="none" fo:min-height="0.739cm"/>
      <style:paragraph-properties style:writing-mode="lr-tb"/>
    </style:style>
    <style:style style:name="gr30" style:family="graphic" style:parent-style-name="Объект_20_без_20_заливки_20_и_20_линий_5f_43_5f_3">
      <style:graphic-properties draw:textarea-horizontal-align="center" draw:textarea-vertical-align="middle" draw:ole-draw-aspect="1" style:protect="size"/>
    </style:style>
    <style:style style:name="gr31" style:family="graphic" style:parent-style-name="Обычный_5f_1_5f_1_5f_1_5f_5_5f_1_5f_1_5f_2_5f_4_5f_1_5f_2_5f_1_5f_3" style:list-style-name="L2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3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ъект_20_без_20_заливки_20_и_20_линий_5f_48_5f_1_5f_5">
      <style:graphic-properties draw:textarea-vertical-align="middle" draw:ole-draw-aspect="1" style:protect="size"/>
    </style:style>
    <style:style style:name="gr34" style:family="graphic" style:parent-style-name="Обычный_5f_1_5f_1_5f_1_5f_5_5f_1_5f_1_5f_2_5f_4_5f_1_5f_2_5f_1_5f_2" style:list-style-name="L2">
      <style:graphic-properties draw:stroke="none" svg:stroke-color="#000000" draw:fill="none" draw:fill-color="#ffffff" draw:auto-grow-height="true" draw:auto-grow-width="false" fo:max-height="0cm" fo:min-height="2.184cm"/>
      <style:paragraph-properties style:writing-mode="lr-tb"/>
    </style:style>
    <style:style style:name="gr35" style:family="graphic" style:parent-style-name="Объект_20_без_20_заливки_20_и_20_линий_5f_48_5f_1_5f_6">
      <style:graphic-properties draw:textarea-vertical-align="middle" draw:ole-draw-aspect="1" style:protect="size"/>
    </style:style>
    <style:style style:name="gr36" style:family="graphic" style:parent-style-name="Обычный_5f_1">
      <style:graphic-properties draw:stroke="none" draw:fill="none" fo:min-height="1.541cm"/>
      <style:paragraph-properties style:writing-mode="lr-tb"/>
    </style:style>
    <style:style style:name="gr37" style:family="graphic" style:parent-style-name="Объект_20_без_20_заливки_20_и_20_линий_5f_48_5f_1_5f_6_5f_1">
      <style:graphic-properties draw:textarea-vertical-align="middle" draw:ole-draw-aspect="1" style:protect="size"/>
    </style:style>
    <style:style style:name="gr38" style:family="graphic" style:parent-style-name="Обычный_5f_1_5f_1_5f_1_5f_15">
      <style:graphic-properties draw:stroke="none" draw:fill="none" fo:min-height="1.541cm"/>
      <style:paragraph-properties style:writing-mode="lr-tb"/>
    </style:style>
    <style:style style:name="gr39" style:family="graphic" style:parent-style-name="Обычный_5f_2_5f_2_5f_1">
      <style:graphic-properties draw:stroke="none" draw:fill="none" fo:min-height="6.95cm"/>
      <style:paragraph-properties style:writing-mode="lr-tb"/>
    </style:style>
    <style:style style:name="gr40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8.37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fo:min-height="3.8cm"/>
      <style:paragraph-properties style:writing-mode="lr-tb"/>
    </style:style>
    <style:style style:name="pr4" style:family="presentation" style:parent-style-name="Inspiration-subtitle">
      <style:graphic-properties fo:min-height="1.268cm"/>
      <style:paragraph-properties style:writing-mode="lr-tb"/>
    </style:style>
    <style:style style:name="pr5" style:family="presentation" style:parent-style-name="Inspiration-title">
      <style:graphic-properties fo:min-height="1.363cm"/>
      <style:paragraph-properties style:writing-mode="lr-tb"/>
    </style:style>
    <style:style style:name="pr6" style:family="presentation" style:parent-style-name="Inspiration-subtitle">
      <style:graphic-properties draw:fill-color="#ffffff" fo:min-height="12.421cm"/>
      <style:paragraph-properties style:writing-mode="lr-tb"/>
    </style:style>
    <style:style style:name="pr7" style:family="presentation" style:parent-style-name="Inspiration-subtitle">
      <style:graphic-properties draw:fill-color="#ffffff" fo:min-height="9.834cm"/>
      <style:paragraph-properties style:writing-mode="lr-tb"/>
    </style:style>
    <style:style style:name="pr8" style:family="presentation" style:parent-style-name="Inspiration-subtitle">
      <style:graphic-properties fo:min-height="1.338cm"/>
      <style:paragraph-properties style:writing-mode="lr-tb"/>
    </style:style>
    <style:style style:name="pr9" style:family="presentation" style:parent-style-name="Inspiration-subtitle">
      <style:graphic-properties fo:min-height="1.889cm"/>
      <style:paragraph-properties style:writing-mode="lr-tb"/>
    </style:style>
    <style:style style:name="pr10" style:family="presentation" style:parent-style-name="Inspiration-subtitle">
      <style:graphic-properties fo:min-height="1.271cm"/>
      <style:paragraph-properties style:writing-mode="lr-tb"/>
    </style:style>
    <style:style style:name="pr11" style:family="presentation" style:parent-style-name="Inspiration-subtitle">
      <style:graphic-properties fo:min-height="0.788cm"/>
      <style:paragraph-properties style:writing-mode="lr-tb"/>
    </style:style>
    <style:style style:name="pr12" style:family="presentation" style:parent-style-name="Inspiration-subtitle">
      <style:graphic-properties fo:min-height="4.895cm"/>
      <style:paragraph-properties style:writing-mode="lr-tb"/>
    </style:style>
    <style:style style:name="pr13" style:family="presentation" style:parent-style-name="Inspiration-subtitle">
      <style:graphic-properties draw:fill-color="#ffffff" fo:min-height="9.155cm"/>
      <style:paragraph-properties style:writing-mode="lr-tb"/>
    </style:style>
    <style:style style:name="pr14" style:family="presentation" style:parent-style-name="Inspiration-subtitle">
      <style:graphic-properties fo:min-height="1.006cm"/>
      <style:paragraph-properties style:writing-mode="lr-tb"/>
    </style:style>
    <style:style style:name="pr15" style:family="presentation" style:parent-style-name="Inspiration-subtitle">
      <style:graphic-properties fo:min-height="2.291cm"/>
      <style:paragraph-properties style:writing-mode="lr-tb"/>
    </style:style>
    <style:style style:name="pr16" style:family="presentation" style:parent-style-name="Inspiration-subtitle">
      <style:graphic-properties fo:min-height="6.4cm"/>
      <style:paragraph-properties style:writing-mode="lr-tb"/>
    </style:style>
    <style:style style:name="pr17" style:family="presentation" style:parent-style-name="Inspiration-subtitle">
      <style:graphic-properties fo:min-height="13.51cm"/>
      <style:paragraph-properties style:writing-mode="lr-tb"/>
    </style:style>
    <style:style style:name="pr18" style:family="presentation" style:parent-style-name="Inspiration-subtitle">
      <style:graphic-properties fo:min-height="2.8cm"/>
      <style:paragraph-properties style:writing-mode="lr-tb"/>
    </style:style>
    <style:style style:name="pr19" style:family="presentation" style:parent-style-name="Inspiration-subtitle">
      <style:graphic-properties fo:min-height="9.244cm"/>
      <style:paragraph-properties style:writing-mode="lr-tb"/>
    </style:style>
    <style:style style:name="pr20" style:family="presentation" style:parent-style-name="Inspiration-subtitle">
      <style:graphic-properties fo:min-height="4.291cm"/>
      <style:paragraph-properties style:writing-mode="lr-tb"/>
    </style:style>
    <style:style style:name="pr21" style:family="presentation" style:parent-style-name="Inspiration-subtitle">
      <style:graphic-properties fo:min-height="4.851cm"/>
      <style:paragraph-properties style:writing-mode="lr-tb"/>
    </style:style>
    <style:style style:name="pr22" style:family="presentation" style:parent-style-name="Inspiration-subtitle">
      <style:graphic-properties fo:min-height="2.134cm"/>
      <style:paragraph-properties style:writing-mode="lr-tb"/>
    </style:style>
    <style:style style:name="pr23" style:family="presentation" style:parent-style-name="Inspiration-title">
      <style:graphic-properties fo:min-height="1.763cm"/>
      <style:paragraph-properties style:writing-mode="lr-tb"/>
    </style:style>
    <style:style style:name="pr24" style:family="presentation" style:parent-style-name="Inspiration-subtitle">
      <style:graphic-properties draw:fill-color="#ffffff" fo:min-height="15.2cm"/>
      <style:paragraph-properties style:writing-mode="lr-tb"/>
    </style:style>
    <style:style style:name="pr25" style:family="presentation" style:parent-style-name="Inspiration-title">
      <style:graphic-properties fo:min-height="1.74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style:paragraph-properties fo:text-align="start" style:writing-mode="lr-tb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style:font-size-asian="24pt" style:font-size-complex="24pt"/>
    </style:style>
    <style:style style:name="P14" style:family="paragraph">
      <loext:graphic-properties draw:fill-color="#ffffff"/>
      <style:paragraph-properties style:writing-mode="lr-tb"/>
      <style:text-properties fo:font-size="27.7000007629395pt"/>
    </style:style>
    <style:style style:name="P15" style:family="paragraph">
      <style:paragraph-properties fo:margin-left="0.8cm" fo:margin-right="0cm" fo:text-align="start" fo:text-indent="0cm"/>
      <style:text-properties style:text-underline-style="none" fo:font-weight="normal" style:font-weight-asian="normal" style:font-weight-complex="normal"/>
    </style:style>
    <style:style style:name="P16" style:family="paragraph">
      <loext:graphic-properties draw:fill-color="#ffffff"/>
      <style:paragraph-properties fo:margin-left="0.8cm" fo:margin-right="0cm" fo:text-align="start" fo:text-indent="0cm" style:writing-mode="lr-tb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17" style:family="paragraph">
      <loext:graphic-properties draw:fill="none"/>
    </style:style>
    <style:style style:name="P18" style:family="paragraph">
      <style:paragraph-properties fo:margin-left="0.8cm" fo:margin-right="0cm" fo:text-align="start" fo:text-indent="0cm"/>
    </style:style>
    <style:style style:name="P19" style:family="paragraph">
      <loext:graphic-properties draw:fill-color="#ffffff"/>
      <style:paragraph-properties fo:margin-left="0.8cm" fo:margin-right="0cm" fo:text-align="start" fo:text-indent="0cm" style:writing-mode="lr-tb"/>
      <style:text-properties fo:font-size="20pt" fo:font-style="normal" style:font-size-asian="20pt" style:font-style-asian="normal" style:font-size-complex="20pt" style:font-style-complex="normal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3" style:family="paragraph"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24" style:family="paragraph">
      <style:paragraph-properties fo:text-align="start" style:writing-mode="lr-tb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5" style:family="paragraph">
      <style:paragraph-properties fo:text-align="center" style:writing-mode="lr-tb"/>
      <style:text-properties fo:font-size="18pt" style:font-size-asian="18pt" style:font-size-complex="18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-color="#ffffff"/>
      <style:paragraph-properties fo:text-align="center" style:writing-mode="lr-tb"/>
      <style:text-properties style:font-name="DejaVu Sans" fo:font-size="18pt" fo:font-weight="normal" style:font-size-asian="18pt" style:font-weight-asian="normal" style:font-size-complex="18pt" style:font-weight-complex="normal"/>
    </style:style>
    <style:style style:name="P28" style:family="paragraph"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29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5pt" fo:font-weight="bold" style:font-size-asian="15pt" style:font-weight-asian="bold" style:font-size-complex="15pt" style:font-weight-complex="bold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weight="bold" style:font-weight-asian="bold" style:font-weight-complex="bold"/>
    </style:style>
    <style:style style:name="P32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3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12" style:family="text">
      <style:text-properties fo:font-size="20pt" fo:font-style="normal" style:font-size-asian="20pt" style:font-style-asian="normal" style:font-size-complex="20pt" style:font-style-complex="normal"/>
    </style:style>
    <style:style style:name="T13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4" style:family="text">
      <style:text-properties fo:font-size="22pt" style:text-underline-style="none" style:font-size-asian="22pt" style:font-size-complex="2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DejaVu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8" style:family="text">
      <style:text-properties style:font-name="DejaVu Sans" fo:font-size="18pt" fo:font-weight="normal" style:font-size-asian="18pt" style:font-weight-asian="normal" style:font-size-complex="18pt" style:font-weight-complex="normal"/>
    </style:style>
    <style:style style:name="T19" style:family="text">
      <style:text-properties style:font-name="DejaVu Sans" fo:font-size="18pt" fo:font-weight="bold" style:font-size-asian="18pt" style:font-weight-asian="bold" style:font-size-complex="18pt" style:font-weight-complex="bold"/>
    </style:style>
    <style:style style:name="T20" style:family="text">
      <style:text-properties style:font-name="DejaVu Sans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text-position="-33% 58%" style:font-name="Arial1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5pt" fo:font-weight="bold" style:font-size-asian="15pt" style:font-weight-asian="bold" style:font-size-complex="15pt" style:font-weight-complex="bold"/>
    </style:style>
    <style:style style:name="T27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8" style:family="text">
      <style:text-properties style:text-position="-33% 58%" fo:font-size="18pt" style:font-size-asian="18pt" style:font-size-complex="18pt"/>
    </style:style>
    <style:style style:name="T29" style:family="text">
      <style:text-properties style:text-position="0% 100%" fo:font-size="18pt" style:font-size-asian="18pt" style:font-size-complex="18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5pt" fo:font-weight="normal" style:font-size-asian="15pt" style:font-weight-asian="normal" style:font-size-complex="15pt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size="18pt" fo:font-weight="normal" style:font-size-asian="18pt" style:font-weight-asian="normal" style:font-size-complex="18pt" style:font-weight-complex="normal"/>
    </style:style>
    <style:style style:name="T34" style:family="text">
      <style:text-properties style:text-position="-33% 58%" fo:font-size="15pt" style:font-size-asian="15pt" style:font-size-complex="15pt"/>
    </style:style>
    <style:style style:name="T35" style:family="text">
      <style:text-properties style:text-position="33% 58%" fo:font-size="15pt" style:font-size-asian="15pt" style:font-size-complex="15pt"/>
    </style:style>
    <style:style style:name="T36" style:family="text">
      <style:text-properties style:text-position="0% 100%" fo:font-size="15pt" style:font-size-asian="15pt" style:font-size-complex="15pt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32pt" fo:font-weight="bold" style:font-size-asian="32pt" style:font-weight-asian="bold" style:font-size-complex="32pt" style:font-weight-complex="bold"/>
    </style:style>
    <style:style style:name="T41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Метрические методы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0.4cm" svg:height="3.8cm" svg:x="2.4cm" svg:y="5.6cm">
          <draw:text-box>
            <text:p text:style-name="P2"><text:span text:style-name="T3">определяем задачу в общем виде</text:span></text:p>
            <text:p text:style-name="P2"><text:span text:style-name="T3"/></text:p>
            <text:p text:style-name="P2"><text:span text:style-name="T3">изучаем предметную область</text:span></text:p>
            <text:p text:style-name="P2"><text:span text:style-name="T3"/></text:p>
            <text:p text:style-name="P2"><text:span text:style-name="T3">формализуем задачу</text:span></text:p>
          </draw:text-box>
        </draw:frame>
        <draw:frame presentation:style-name="pr4" draw:text-style-name="P4" draw:layer="layout" svg:width="17.2cm" svg:height="1.268cm" svg:x="4.8cm" svg:y="3.932cm">
          <draw:text-box>
            <text:p text:style-name="P2"><text:span text:style-name="T4">общая схема применения методов ML</text:span></text:p>
          </draw:text-box>
        </draw:frame>
        <draw:frame presentation:style-name="pr5" draw:text-style-name="P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10.4cm" svg:height="3.8cm" svg:x="2.4cm" svg:y="5.6cm">
          <draw:text-box>
            <text:p text:style-name="P2"><text:span text:style-name="T3">определяем задачу в общем виде</text:span></text:p>
            <text:p text:style-name="P2"><text:span text:style-name="T3"/></text:p>
            <text:p text:style-name="P2"><text:span text:style-name="T3">изучаем предметную область</text:span></text:p>
            <text:p text:style-name="P2"><text:span text:style-name="T3"/></text:p>
            <text:p text:style-name="P2"><text:span text:style-name="T3">формализуем задачу</text:span></text:p>
          </draw:text-box>
        </draw:frame>
        <draw:frame draw:style-name="gr2" draw:text-style-name="P9" draw:layer="layout" svg:width="14.813cm" svg:height="4.158cm" svg:x="11.587cm" svg:y="9.042cm">
          <draw:text-box>
            <text:p text:style-name="P7"><text:span text:style-name="T3">извлекаем признаки из объекта</text:span></text:p>
            <text:p><text:span text:style-name="T3"/></text:p>
            <text:p><text:span text:style-name="T3">собираем и обрабатываем учебный набор</text:span></text:p>
            <text:p><text:span text:style-name="T3"/></text:p>
            <text:p text:style-name="P8"><text:span text:style-name="T3">выбираем и обучаем модель</text:span></text:p>
          </draw:text-box>
        </draw:frame>
        <draw:frame presentation:style-name="pr4" draw:text-style-name="P4" draw:layer="layout" svg:width="17.2cm" svg:height="1.268cm" svg:x="4.8cm" svg:y="3.932cm">
          <draw:text-box>
            <text:p text:style-name="P2"><text:span text:style-name="T4">общая схема применения методов ML</text:span></text:p>
          </draw:text-box>
        </draw:frame>
        <draw:frame presentation:style-name="pr5" draw:text-style-name="P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3" draw:layer="layout" svg:width="10.4cm" svg:height="3.8cm" svg:x="2.4cm" svg:y="5.6cm">
          <draw:text-box>
            <text:p text:style-name="P2"><text:span text:style-name="T3">определяем задачу в общем виде</text:span></text:p>
            <text:p text:style-name="P2"><text:span text:style-name="T3"/></text:p>
            <text:p text:style-name="P2"><text:span text:style-name="T3">изучаем предметную область</text:span></text:p>
            <text:p text:style-name="P2"><text:span text:style-name="T3"/></text:p>
            <text:p text:style-name="P2"><text:span text:style-name="T3">формализуем задачу</text:span></text:p>
          </draw:text-box>
        </draw:frame>
        <draw:frame draw:style-name="gr3" draw:text-style-name="P10" draw:layer="layout" svg:width="9.79cm" svg:height="2.561cm" svg:x="5.2cm" svg:y="15.4cm">
          <draw:text-box>
            <text:p><text:span text:style-name="T3">тестируем модель</text:span></text:p>
            <text:p><text:span text:style-name="T3"/></text:p>
            <text:p><text:span text:style-name="T3">запускаем модель в работу</text:span></text:p>
          </draw:text-box>
        </draw:frame>
        <draw:frame presentation:style-name="pr4" draw:text-style-name="P4" draw:layer="layout" svg:width="17.2cm" svg:height="1.268cm" svg:x="4.8cm" svg:y="3.932cm">
          <draw:text-box>
            <text:p text:style-name="P2"><text:span text:style-name="T4">общая схема применения методов ML</text:span></text:p>
          </draw:text-box>
        </draw:frame>
        <draw:frame presentation:style-name="pr5" draw:text-style-name="P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4" draw:text-style-name="P9" draw:layer="layout" svg:width="14.813cm" svg:height="4.158cm" svg:x="11.4cm" svg:y="9.8cm">
          <draw:text-box>
            <text:p text:style-name="P7"><text:span text:style-name="T3">извлекаем признаки из объекта</text:span></text:p>
            <text:p><text:span text:style-name="T3"/></text:p>
            <text:p><text:span text:style-name="T3">собираем и обрабатываем учебный набор</text:span></text:p>
            <text:p><text:span text:style-name="T3"/></text:p>
            <text:p text:style-name="P8"><text:span text:style-name="T3">выбираем и обучаем модел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13" draw:layer="layout" svg:width="16.8cm" svg:height="12.421cm" svg:x="4.4cm" svg:y="4.8cm" presentation:class="subtitle" presentation:user-transformed="true">
          <draw:text-box>
            <text:p text:style-name="P11"><text:span text:style-name="T6">Основные типы задач ML</text:span></text:p>
            <text:p text:style-name="P11"><text:span text:style-name="T2"/></text:p>
            <text:p text:style-name="P12"><text:span text:style-name="T2">Классификация - разделение на части</text:span></text:p>
            <text:p text:style-name="P12"><text:span text:style-name="T2"/></text:p>
            <text:p text:style-name="P12"><text:span text:style-name="T2">Кластеризация - формирование групп</text:span></text:p>
            <text:p text:style-name="P12"><text:span text:style-name="T2"/></text:p>
            <text:p text:style-name="P12"><text:span text:style-name="T2">Регрессия - восстановление зависимости </text:span></text:p>
            <text:p text:style-name="P12"><text:span text:style-name="T2"/></text:p>
          </draw:text-box>
        </draw:frame>
        <draw:frame presentation:style-name="pr5" draw:text-style-name="P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text-style-name="P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7" draw:text-style-name="P16" draw:layer="layout" svg:width="15.2cm" svg:height="11.285cm" svg:x="0.8cm" svg:y="7.2cm">
          <draw:text-box>
            <text:p text:style-name="P15"><text:span text:style-name="T7">способы организации данных</text:span></text:p>
            <text:p text:style-name="P15"><text:span text:style-name="T8"/></text:p>
            <text:p text:style-name="P15"><text:span text:style-name="T9">"с учителем" (supervised) </text:span></text:p>
            <text:p text:style-name="P15"><text:span text:style-name="T8">- размеченные данные</text:span></text:p>
            <text:p text:style-name="P15"><text:span text:style-name="T8"/></text:p>
            <text:p text:style-name="P15"><text:span text:style-name="T9">"без учителя" (unsupervised) </text:span></text:p>
            <text:p text:style-name="P15"><text:span text:style-name="T8">- не размеченные данные</text:span></text:p>
            <text:p text:style-name="P15"><text:span text:style-name="T8"/></text:p>
            <text:p text:style-name="P15"><text:span text:style-name="T9">"частичное обучение" semi-supervised</text:span><text:span text:style-name="T8"> </text:span></text:p>
            <text:p text:style-name="P15"><text:span text:style-name="T8">- частично размеченные данные</text:span></text:p>
            <text:p text:style-name="P15"><text:span text:style-name="T8"/></text:p>
            <text:p text:style-name="P15"><text:span text:style-name="T9">"с подкреплением" reinforcement </text:span></text:p>
            <text:p text:style-name="P15"><text:span text:style-name="T8">- датасет в явном виде отсутствует</text:span></text:p>
          </draw:text-box>
        </draw:frame>
        <draw:frame draw:style-name="gr5" draw:text-style-name="P17" draw:layer="layout" svg:width="25.4cm" svg:height="1.256cm" svg:x="1.4cm" svg:y="5cm">
          <draw:text-box>
            <text:p><text:span text:style-name="T7">Методы решения задач машин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7" draw:text-style-name="P19" draw:layer="layout" svg:width="10.599cm" svg:height="9.834cm" svg:x="16.601cm" svg:y="6.8cm" presentation:class="subtitle" presentation:user-transformed="true">
          <draw:text-box>
            <text:p text:style-name="P18"><text:span text:style-name="T7"><text:s text:c="6"/></text:span><text:span text:style-name="T7">модели</text:span></text:p>
            <text:p text:style-name="P18"><text:span text:style-name="T10"/></text:p>
            <text:p text:style-name="P18"><text:span text:style-name="T11">Метрические: k-Neighbors</text:span></text:p>
            <text:p text:style-name="P18"><text:span text:style-name="T12"/></text:p>
            <text:p text:style-name="P18"><text:span text:style-name="T12">Статистические: Naive Bayes</text:span></text:p>
            <text:p text:style-name="P18"><text:span text:style-name="T12"/></text:p>
            <text:p text:style-name="P18"><text:span text:style-name="T12">Логические: <text:s/>Decision Tree</text:span></text:p>
            <text:p text:style-name="P18"><text:span text:style-name="T12"><text:s/></text:span></text:p>
            <text:p text:style-name="P18"><text:span text:style-name="T12">Линейные: SVM, MLP</text:span></text:p>
            <text:p text:style-name="P18"><text:span text:style-name="T12"/></text:p>
            <text:p text:style-name="P18"><text:span text:style-name="T12">Композиции: AdaBoost</text:span></text:p>
          </draw:text-box>
        </draw:frame>
        <draw:frame presentation:style-name="pr5" draw:text-style-name="P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7" draw:text-style-name="P16" draw:layer="layout" svg:width="15.2cm" svg:height="11.285cm" svg:x="0.8cm" svg:y="7.2cm">
          <draw:text-box>
            <text:p text:style-name="P15"><text:span text:style-name="T7">способы организации данных</text:span></text:p>
            <text:p text:style-name="P15"><text:span text:style-name="T8"/></text:p>
            <text:p text:style-name="P15"><text:span text:style-name="T9">"с учителем" (supervised) </text:span></text:p>
            <text:p text:style-name="P15"><text:span text:style-name="T8">- размеченные данные</text:span></text:p>
            <text:p text:style-name="P15"><text:span text:style-name="T8"/></text:p>
            <text:p text:style-name="P15"><text:span text:style-name="T9">"без учителя" (unsupervised) </text:span></text:p>
            <text:p text:style-name="P15"><text:span text:style-name="T8">- не размеченные данные</text:span></text:p>
            <text:p text:style-name="P15"><text:span text:style-name="T8"/></text:p>
            <text:p text:style-name="P15"><text:span text:style-name="T9">"частичное обучение" semi-supervised</text:span><text:span text:style-name="T8"> </text:span></text:p>
            <text:p text:style-name="P15"><text:span text:style-name="T8">- частично размеченные данные</text:span></text:p>
            <text:p text:style-name="P15"><text:span text:style-name="T8"/></text:p>
            <text:p text:style-name="P15"><text:span text:style-name="T9">"с подкреплением" reinforcement </text:span></text:p>
            <text:p text:style-name="P15"><text:span text:style-name="T8">- датасет в явном виде отсутствует</text:span></text:p>
          </draw:text-box>
        </draw:frame>
        <draw:frame draw:style-name="gr5" draw:text-style-name="P17" draw:layer="layout" svg:width="25.4cm" svg:height="1.256cm" svg:x="1.4cm" svg:y="5cm">
          <draw:text-box>
            <text:p><text:span text:style-name="T7">Методы решения задач машинного обучения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6" draw:text-style-name="P20" draw:layer="layout" svg:width="12.6cm" svg:height="6.411cm" svg:x="2cm" svg:y="13.6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draw:frame draw:style-name="gr7" draw:text-style-name="P21" draw:layer="layout" svg:width="11.067cm" svg:height="5.693cm" svg:x="10.333cm" svg:y="6.90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presentation:style-name="pr5" draw:text-style-name="P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8" draw:text-style-name="P22" draw:layer="layout" svg:width="20.6cm" svg:height="1.28cm" svg:x="1.4cm" svg:y="4.177cm">
          <draw:text-box>
            <text:p><text:span text:style-name="T2">датасет - размеченная матрица признаков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8" draw:text-style-name="P23" draw:layer="layout" svg:width="14.999cm" svg:height="1.338cm" svg:x="6.201cm" svg:y="6.2cm" presentation:class="subtitle" presentation:user-transformed="true">
          <draw:text-box>
            <text:p text:style-name="P2"><text:span text:style-name="T6">метрика - функция расстояния</text:span></text:p>
          </draw:text-box>
        </draw:frame>
        <draw:frame draw:style-name="gr9" draw:text-style-name="P21" draw:layer="layout" svg:width="4.838cm" svg:height="0.773cm" svg:x="11.6cm" svg:y="8.36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21" draw:layer="layout" svg:width="5.316cm" svg:height="0.773cm" svg:x="12.484cm" svg:y="10.95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21" draw:layer="layout" svg:width="4.896cm" svg:height="0.773cm" svg:x="12.588cm" svg:y="12.12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21" draw:layer="layout" svg:width="7.358cm" svg:height="0.773cm" svg:x="12.642cm" svg:y="13.33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10" draw:layer="layout" svg:width="7.731cm" svg:height="1.021cm" svg:x="5.084cm" svg:y="10.938cm">
          <draw:text-box>
            <text:p><text:span text:style-name="T3">аксиома тождества :</text:span></text:p>
          </draw:text-box>
        </draw:frame>
        <draw:frame draw:style-name="gr10" draw:text-style-name="P10" draw:layer="layout" svg:width="4.568cm" svg:height="1.021cm" svg:x="8.22cm" svg:y="12.126cm">
          <draw:text-box>
            <text:p><text:span text:style-name="T3">симметрия:</text:span></text:p>
          </draw:text-box>
        </draw:frame>
        <draw:frame draw:style-name="gr11" draw:text-style-name="P10" draw:layer="layout" svg:width="10.398cm" svg:height="1.189cm" svg:x="2.6cm" svg:y="13.149cm">
          <draw:text-box>
            <text:p><text:span text:style-name="T3"><text:s/></text:span><text:span text:style-name="T3">неравенство треугольника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9" draw:text-style-name="P24" draw:layer="layout" svg:width="14cm" svg:height="1.889cm" svg:x="5.6cm" svg:y="3.85cm" presentation:class="subtitle" presentation:user-transformed="true">
          <draw:text-box>
            <text:p text:style-name="P2"><text:span text:style-name="T13">метрика - функция расстояния</text:span></text:p>
          </draw:text-box>
        </draw:frame>
        <draw:frame draw:style-name="gr12" draw:text-style-name="P21" draw:layer="layout" svg:width="6.377cm" svg:height="1.434cm" svg:x="9.8cm" svg:y="6.4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10" draw:text-style-name="P3" draw:layer="layout" svg:width="6.8cm" svg:height="1.271cm" svg:x="2.8cm" svg:y="11.2cm">
          <draw:text-box>
            <text:p text:style-name="P2"><text:span text:style-name="T3">метрика Чебышева: </text:span></text:p>
          </draw:text-box>
        </draw:frame>
        <draw:frame draw:style-name="gr12" draw:text-style-name="P21" draw:layer="layout" svg:width="6.95cm" svg:height="1.434cm" svg:x="9.804cm" svg:y="8.76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2" draw:text-style-name="P21" draw:layer="layout" svg:width="6.377cm" svg:height="1.434cm" svg:x="9.801cm" svg:y="6.42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presentation:style-name="pr11" draw:text-style-name="P3" draw:layer="layout" svg:width="6.4cm" svg:height="0.788cm" svg:x="3.2cm" svg:y="6.6cm">
          <draw:text-box>
            <text:p text:style-name="P2"><text:span text:style-name="T3">Евклидова метрика: </text:span></text:p>
          </draw:text-box>
        </draw:frame>
        <draw:frame draw:style-name="gr12" draw:text-style-name="P21" draw:layer="layout" svg:width="6.218cm" svg:height="1.182cm" svg:x="9.8cm" svg:y="11.36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10" draw:text-style-name="P3" draw:layer="layout" svg:width="6.8cm" svg:height="1.271cm" svg:x="2.8cm" svg:y="8.6cm">
          <draw:text-box>
            <text:p text:style-name="P2"><text:span text:style-name="T3">метрика Минковского: </text:span></text:p>
          </draw:text-box>
        </draw:frame>
        <draw:frame draw:style-name="gr12" draw:text-style-name="P21" draw:layer="layout" svg:width="6.96cm" svg:height="2.844cm" svg:x="9.6cm" svg:y="13.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presentation:style-name="pr10" draw:text-style-name="P3" draw:layer="layout" svg:width="6.8cm" svg:height="1.271cm" svg:x="2.8cm" svg:y="14.4cm">
          <draw:text-box>
            <text:p text:style-name="P2"><text:span text:style-name="T3">косинусная метрика: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2" draw:text-style-name="P25" draw:layer="layout" svg:width="18cm" svg:height="4.895cm" svg:x="3.6cm" svg:y="4cm" presentation:class="subtitle" presentation:user-transformed="true">
          <draw:text-box>
            <text:p text:style-name="P21"><text:span text:style-name="T4">метрический подход в методах ML </text:span></text:p>
            <text:p text:style-name="P21"><text:span text:style-name="T14"/></text:p>
            <text:p text:style-name="P21"><text:span text:style-name="T14">использование расстояний между объекта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2" draw:text-style-name="P25" draw:layer="layout" svg:width="21.2cm" svg:height="4.895cm" svg:x="2.2cm" svg:y="4.705cm" presentation:class="subtitle" presentation:user-transformed="true">
          <draw:text-box>
            <text:p text:style-name="P21"><text:span text:style-name="T4">метрический подход в методах ML </text:span></text:p>
            <text:p text:style-name="P21"><text:span text:style-name="T14"/></text:p>
            <text:p text:style-name="P21"><text:span text:style-name="T14">использование расстояний между объектами</text:span></text:p>
            <text:p text:style-name="P21"><text:span text:style-name="T15"/></text:p>
            <text:p text:style-name="P21"><text:span text:style-name="T16">гипотеза компактности:</text:span><text:span text:style-name="T3"> <text:s/>близкие объекты лежат в одном классе</text:span></text:p>
            <text:p text:style-name="P21"><text:span text:style-name="T3"/></text:p>
          </draw:text-box>
        </draw:frame>
        <draw:frame draw:style-name="gr13" draw:text-style-name="P26" draw:layer="layout" svg:width="20.08cm" svg:height="8.6cm" svg:x="3.32cm" svg:y="10.2cm">
          <draw:image xlink:href="Pictures/100002010000024A000000FBFA342840A95F72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3" draw:text-style-name="P27" draw:layer="layout" svg:width="16.599cm" svg:height="9.155cm" svg:x="1.201cm" svg:y="3.8cm" presentation:class="subtitle" presentation:user-transformed="true">
          <draw:text-box>
            <text:p text:style-name="P21"><text:span text:style-name="T17">о задаче классификации </text:span></text:p>
            <text:p text:style-name="P21"><text:span text:style-name="T17"/></text:p>
            <text:p text:style-name="P2"><text:span text:style-name="T18">разделение данных на части (классы)</text:span></text:p>
            <text:p text:style-name="P2"><text:span text:style-name="T18"/></text:p>
            <text:p text:style-name="P2"><text:span text:style-name="T18"/></text:p>
            <text:p text:style-name="P2"><text:span text:style-name="T19">Учебный <text:s/>набор: </text:span><text:span text:style-name="T18"><text:s text:c="2"/>[ объект, ответ ] <text:s text:c="3"/></text:span><text:span text:style-name="T18"><text:line-break/></text:span><text:span text:style-name="T18"/></text:p>
            <text:p text:style-name="P2"><text:span text:style-name="T18"><text:line-break/></text:span><text:span text:style-name="T19">Задача:</text:span><text:span text:style-name="T18"> классификатор</text:span></text:p>
            <text:p text:style-name="P2"><text:span text:style-name="T18"><text:s/></text:span><text:span text:style-name="T18"><text:line-break/></text:span><text:span text:style-name="T20"> <text:s text:c="13"/></text:span><text:span text:style-name="T20">объект → вектор-признак → класс</text:span></text:p>
          </draw:text-box>
        </draw:frame>
        <draw:frame presentation:style-name="pr5" draw:text-style-name="P5" draw:layer="layout" svg:width="19.199cm" svg:height="1.363cm" svg:x="1.202cm" svg:y="2.001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14" draw:text-style-name="P26" draw:layer="layout" svg:width="9.473cm" svg:height="8.169cm" svg:x="17cm" svg:y="6.6cm">
          <draw:image xlink:href="Pictures/1000000000000114000000EEE2B4FF16D67E8B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1" draw:text-style-name="P28" draw:layer="layout" svg:width="11.199cm" svg:height="0.788cm" svg:x="2.6cm" svg:y="4.4cm" presentation:class="subtitle" presentation:user-transformed="true">
          <draw:text-box>
            <text:p text:style-name="P2"><text:span text:style-name="T16">метрический классификатор</text:span></text:p>
          </draw:text-box>
        </draw:frame>
        <draw:frame draw:style-name="gr15" draw:text-style-name="P21" draw:layer="layout" svg:width="12.681cm" svg:height="0.844cm" svg:x="2.4cm" svg:y="8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5" draw:text-style-name="P21" draw:layer="layout" svg:width="0.2cm" svg:height="0.737cm" svg:x="2.4cm" svg:y="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21" draw:layer="layout" svg:width="11.412cm" svg:height="0.844cm" svg:x="2.401cm" svg:y="7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" draw:text-style-name="P10" draw:layer="layout" svg:width="15.255cm" svg:height="1.021cm" svg:x="2.345cm" svg:y="5.8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1" draw:text-style-name="P28" draw:layer="layout" svg:width="11.199cm" svg:height="0.788cm" svg:x="2.6cm" svg:y="4.4cm" presentation:class="subtitle" presentation:user-transformed="true">
          <draw:text-box>
            <text:p text:style-name="P2"><text:span text:style-name="T16">метрический классификатор</text:span></text:p>
          </draw:text-box>
        </draw:frame>
        <draw:frame draw:style-name="gr16" draw:text-style-name="P21" draw:layer="layout" svg:width="12.681cm" svg:height="0.844cm" svg:x="2.401cm" svg:y="7.89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6" draw:text-style-name="P21" draw:layer="layout" svg:width="0.2cm" svg:height="0.737cm" svg:x="2.4cm" svg:y="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6" draw:text-style-name="P21" draw:layer="layout" svg:width="11.412cm" svg:height="0.844cm" svg:x="2.401cm" svg:y="6.95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6" draw:text-style-name="P21" draw:layer="layout" svg:width="7.812cm" svg:height="0.737cm" svg:x="2.4cm" svg:y="9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6" draw:text-style-name="P21" draw:layer="layout" svg:width="9.194cm" svg:height="0.928cm" svg:x="5.206cm" svg:y="12.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14" draw:text-style-name="P3" draw:layer="layout" svg:width="23.399cm" svg:height="1.006cm" svg:x="2.201cm" svg:y="10.794cm">
          <draw:text-box>
            <text:p text:style-name="P2"><text:span text:style-name="T21">выстроим соседей из </text:span><text:span text:style-name="T22">X</text:span><text:span text:style-name="T23">l </text:span><text:span text:style-name="T21">u объекта </text:span><text:span text:style-name="T16">u</text:span><text:span text:style-name="T3"> по расстоянию</text:span><text:span text:style-name="T24"> (вариационный ряд) </text:span></text:p>
          </draw:text-box>
        </draw:frame>
        <draw:frame draw:style-name="gr10" draw:text-style-name="P10" draw:layer="layout" svg:width="15.255cm" svg:height="1.021cm" svg:x="2.4cm" svg:y="5.611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1" draw:text-style-name="P28" draw:layer="layout" svg:width="11.199cm" svg:height="0.788cm" svg:x="2.6cm" svg:y="4.4cm" presentation:class="subtitle" presentation:user-transformed="true">
          <draw:text-box>
            <text:p text:style-name="P2"><text:span text:style-name="T16">метрический классификатор</text:span></text:p>
          </draw:text-box>
        </draw:frame>
        <draw:frame draw:style-name="gr17" draw:text-style-name="P21" draw:layer="layout" svg:width="12.681cm" svg:height="0.844cm" svg:x="2.401cm" svg:y="7.89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7" draw:text-style-name="P21" draw:layer="layout" svg:width="0.2cm" svg:height="0.737cm" svg:x="2.4cm" svg:y="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7" draw:text-style-name="P21" draw:layer="layout" svg:width="11.412cm" svg:height="0.844cm" svg:x="2.401cm" svg:y="6.95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7" draw:text-style-name="P21" draw:layer="layout" svg:width="7.812cm" svg:height="0.737cm" svg:x="2.4cm" svg:y="9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7" draw:text-style-name="P21" draw:layer="layout" svg:width="9.194cm" svg:height="0.928cm" svg:x="5.206cm" svg:y="11.87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presentation:style-name="pr14" draw:text-style-name="P3" draw:layer="layout" svg:width="23.399cm" svg:height="1.006cm" svg:x="2.201cm" svg:y="10.794cm">
          <draw:text-box>
            <text:p text:style-name="P2"><text:span text:style-name="T21">выстроим соседей из </text:span><text:span text:style-name="T22">X</text:span><text:span text:style-name="T23">l </text:span><text:span text:style-name="T21">u объекта </text:span><text:span text:style-name="T16">u</text:span><text:span text:style-name="T3"> по расстоянию</text:span><text:span text:style-name="T24"> (вариационный ряд) </text:span></text:p>
          </draw:text-box>
        </draw:frame>
        <draw:frame draw:style-name="gr18" draw:text-style-name="P10" draw:layer="layout" svg:width="15.255cm" svg:height="1.021cm" svg:x="2.4cm" svg:y="5.611cm">
          <draw:text-box>
            <text:p>X - пространство признаков размерности m</text:p>
          </draw:text-box>
        </draw:frame>
        <draw:frame draw:style-name="gr19" draw:text-style-name="P21" draw:layer="layout" svg:width="2.091cm" svg:height="0.773cm" svg:x="2cm" svg:y="13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0" draw:text-style-name="P29" draw:layer="layout" svg:width="15.286cm" svg:height="1.537cm" svg:x="3.714cm" svg:y="13.339cm">
          <draw:text-box>
            <text:p><text:span text:style-name="T25"><text:s/></text:span><text:span text:style-name="T25">- ф-ция оценки <text:s/>важности i-того соседа объекта u, </text:span></text:p>
            <text:p><text:span text:style-name="T25"><text:s text:c="6"/></text:span><text:span text:style-name="T25">убывает по мере удаления от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1" draw:text-style-name="P28" draw:layer="layout" svg:width="11.199cm" svg:height="0.788cm" svg:x="2.6cm" svg:y="4.4cm" presentation:class="subtitle" presentation:user-transformed="true">
          <draw:text-box>
            <text:p text:style-name="P2"><text:span text:style-name="T16">метрический классификатор</text:span></text:p>
          </draw:text-box>
        </draw:frame>
        <draw:frame draw:style-name="gr21" draw:text-style-name="P21" draw:layer="layout" svg:width="12.681cm" svg:height="0.844cm" svg:x="2.401cm" svg:y="7.89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1" draw:text-style-name="P21" draw:layer="layout" svg:width="0.2cm" svg:height="0.737cm" svg:x="2.4cm" svg:y="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1" draw:text-style-name="P21" draw:layer="layout" svg:width="11.412cm" svg:height="0.844cm" svg:x="2.401cm" svg:y="6.95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1" draw:text-style-name="P21" draw:layer="layout" svg:width="7.812cm" svg:height="0.737cm" svg:x="2.4cm" svg:y="9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1" draw:text-style-name="P21" draw:layer="layout" svg:width="9.194cm" svg:height="0.928cm" svg:x="5.206cm" svg:y="11.87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14" draw:text-style-name="P3" draw:layer="layout" svg:width="23.399cm" svg:height="1.006cm" svg:x="2.201cm" svg:y="10.794cm">
          <draw:text-box>
            <text:p text:style-name="P2"><text:span text:style-name="T21">выстроим соседей из </text:span><text:span text:style-name="T22">X</text:span><text:span text:style-name="T23">l </text:span><text:span text:style-name="T21">u объекта </text:span><text:span text:style-name="T16">u</text:span><text:span text:style-name="T3"> по расстоянию</text:span><text:span text:style-name="T24"> (вариационный ряд) </text:span></text:p>
          </draw:text-box>
        </draw:frame>
        <draw:frame draw:style-name="gr22" draw:text-style-name="P10" draw:layer="layout" svg:width="15.255cm" svg:height="1.021cm" svg:x="2.4cm" svg:y="5.611cm">
          <draw:text-box>
            <text:p>X - пространство признаков размерности m</text:p>
          </draw:text-box>
        </draw:frame>
        <draw:frame draw:style-name="gr23" draw:text-style-name="P21" draw:layer="layout" svg:width="2.091cm" svg:height="0.773cm" svg:x="2cm" svg:y="13.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20" draw:text-style-name="P29" draw:layer="layout" svg:width="15.286cm" svg:height="1.537cm" svg:x="3.714cm" svg:y="13.338cm">
          <draw:text-box>
            <text:p><text:span text:style-name="T25"><text:s/></text:span><text:span text:style-name="T25">- ф-ция оценки <text:s/>важности i-того соседа объекта u, </text:span></text:p>
            <text:p><text:span text:style-name="T25"><text:s text:c="6"/></text:span><text:span text:style-name="T25">убывает по мере удаления от u</text:span></text:p>
          </draw:text-box>
        </draw:frame>
        <draw:frame draw:style-name="gr19" draw:text-style-name="P21" draw:layer="layout" svg:width="7.125cm" svg:height="1.317cm" svg:x="1.4cm" svg:y="15.08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4" draw:text-style-name="P29" draw:layer="layout" svg:width="9.434cm" svg:height="0.989cm" svg:x="8.366cm" svg:y="15.083cm">
          <draw:text-box>
            <text:p><text:span text:style-name="T25"><text:s/></text:span><text:span text:style-name="T25">- оценка близости </text:span><text:span text:style-name="T26">u</text:span><text:span text:style-name="T25"> к классу </text:span><text:span text:style-name="T26">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1" draw:text-style-name="P28" draw:layer="layout" svg:width="11.199cm" svg:height="0.788cm" svg:x="2.6cm" svg:y="4.4cm" presentation:class="subtitle" presentation:user-transformed="true">
          <draw:text-box>
            <text:p text:style-name="P2"><text:span text:style-name="T16">метрический классификатор</text:span></text:p>
          </draw:text-box>
        </draw:frame>
        <draw:frame draw:style-name="gr25" draw:text-style-name="P21" draw:layer="layout" svg:width="12.681cm" svg:height="0.844cm" svg:x="2.401cm" svg:y="7.89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5" draw:text-style-name="P21" draw:layer="layout" svg:width="0.2cm" svg:height="0.737cm" svg:x="2.4cm" svg:y="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5" draw:text-style-name="P21" draw:layer="layout" svg:width="11.412cm" svg:height="0.844cm" svg:x="2.401cm" svg:y="6.95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5" draw:text-style-name="P21" draw:layer="layout" svg:width="7.812cm" svg:height="0.737cm" svg:x="2.4cm" svg:y="9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5" draw:text-style-name="P21" draw:layer="layout" svg:width="9.194cm" svg:height="0.928cm" svg:x="5.206cm" svg:y="11.87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presentation:style-name="pr14" draw:text-style-name="P3" draw:layer="layout" svg:width="23.399cm" svg:height="1.006cm" svg:x="2.201cm" svg:y="10.794cm">
          <draw:text-box>
            <text:p text:style-name="P2"><text:span text:style-name="T21">выстроим соседей из </text:span><text:span text:style-name="T22">X</text:span><text:span text:style-name="T23">l </text:span><text:span text:style-name="T21">u объекта </text:span><text:span text:style-name="T16">u</text:span><text:span text:style-name="T3"> по расстоянию</text:span><text:span text:style-name="T24"> (вариационный ряд) </text:span></text:p>
          </draw:text-box>
        </draw:frame>
        <draw:frame draw:style-name="gr26" draw:text-style-name="P10" draw:layer="layout" svg:width="15.255cm" svg:height="1.021cm" svg:x="2.4cm" svg:y="5.611cm">
          <draw:text-box>
            <text:p>X - пространство признаков размерности m</text:p>
          </draw:text-box>
        </draw:frame>
        <draw:frame draw:style-name="gr27" draw:text-style-name="P21" draw:layer="layout" svg:width="2.091cm" svg:height="0.773cm" svg:x="2cm" svg:y="13.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8" draw:text-style-name="P21" draw:layer="layout" svg:width="7.125cm" svg:height="1.317cm" svg:x="1.4cm" svg:y="15.08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29" draw:text-style-name="P29" draw:layer="layout" svg:width="9.434cm" svg:height="0.989cm" svg:x="8.366cm" svg:y="15.083cm">
          <draw:text-box>
            <text:p><text:span text:style-name="T25"><text:s/></text:span><text:span text:style-name="T25">- оценка близости </text:span><text:span text:style-name="T26">u</text:span><text:span text:style-name="T25"> к классу </text:span><text:span text:style-name="T26">y</text:span></text:p>
          </draw:text-box>
        </draw:frame>
        <draw:frame draw:style-name="gr19" draw:text-style-name="P21" draw:layer="layout" svg:width="9.595cm" svg:height="1.657cm" svg:x="7.405cm" svg:y="17.74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0" draw:text-style-name="P29" draw:layer="layout" svg:width="15.286cm" svg:height="1.537cm" svg:x="3.714cm" svg:y="13.339cm">
          <draw:text-box>
            <text:p><text:span text:style-name="T25"><text:s/></text:span><text:span text:style-name="T25">- ф-ция оценки <text:s/>важности i-того соседа объекта u, </text:span></text:p>
            <text:p><text:span text:style-name="T25"><text:s text:c="6"/></text:span><text:span text:style-name="T25">убывает по мере удаления от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5" draw:text-style-name="P3" draw:layer="layout" svg:width="10.8cm" svg:height="2.291cm" svg:x="1.6cm" svg:y="4.6cm" presentation:class="subtitle" presentation:user-transformed="true">
          <draw:text-box>
            <text:p text:style-name="P2"><text:span text:style-name="T16">метод ближайшего соседа (1NN)</text:span></text:p>
            <text:p text:style-name="P2"><text:span text:style-name="T3"/></text:p>
            <text:p text:style-name="P2"><text:span text:style-name="T3">v(i,u) = [i=1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6" draw:text-style-name="P3" draw:layer="layout" svg:width="10.8cm" svg:height="6.4cm" svg:x="2cm" svg:y="3.742cm" presentation:class="subtitle" presentation:user-transformed="true">
          <draw:text-box>
            <text:p text:style-name="P2"><text:span text:style-name="T16">метод ближайшего соседа (1NN)</text:span></text:p>
            <text:p text:style-name="P2"><text:span text:style-name="T3"/></text:p>
            <text:p text:style-name="P2"><text:span text:style-name="T3">v(i,u) = [i=1] </text:span></text:p>
            <text:p text:style-name="P2"><text:span text:style-name="T3"/></text:p>
            <text:p text:style-name="P2"><text:span text:style-name="T27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простота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интерпретируемость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7" draw:text-style-name="P3" draw:layer="layout" svg:width="10.8cm" svg:height="13.51cm" svg:x="2.192cm" svg:y="4.8cm">
          <draw:text-box>
            <text:p text:style-name="P2"><text:span text:style-name="T16">метод ближайшего соседа (1NN)</text:span></text:p>
            <text:p text:style-name="P2"><text:span text:style-name="T3"/></text:p>
            <text:p text:style-name="P2"><text:span text:style-name="T3">v(i,u) = [i=1]</text:span></text:p>
            <text:p text:style-name="P2"><text:span text:style-name="T3"/></text:p>
            <text:p text:style-name="P2"><text:span text:style-name="T27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простота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интерпретируемость</text:span></text:p>
              </text:list-item>
            </text:list>
            <text:p text:style-name="P2"><text:span text:style-name="T3"/></text:p>
            <text:p text:style-name="P2"><text:span text:style-name="T27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неустойчив к шуму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т параметров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достаточная точность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8" draw:text-style-name="P3" draw:layer="layout" svg:width="12cm" svg:height="2.8cm" svg:x="14.4cm" svg:y="4.2cm">
          <draw:text-box>
            <text:p text:style-name="P2"><text:span text:style-name="T16">метод k-соседей (kNN)</text:span></text:p>
            <text:p text:style-name="P2"><text:span text:style-name="T3"/></text:p>
            <text:p text:style-name="P2"><text:span text:style-name="T3">v(i,u) = [i&lt;k]</text:span></text:p>
          </draw:text-box>
        </draw:frame>
        <draw:frame presentation:style-name="pr17" draw:text-style-name="P3" draw:layer="layout" svg:width="10.8cm" svg:height="13.51cm" svg:x="1.4cm" svg:y="4.49cm">
          <draw:text-box>
            <text:p text:style-name="P2"><text:span text:style-name="T16">метод ближайшего соседа (1NN)</text:span></text:p>
            <text:p text:style-name="P2"><text:span text:style-name="T3"/></text:p>
            <text:p text:style-name="P2"><text:span text:style-name="T3">v(i,u) = [i=1]</text:span></text:p>
            <text:p text:style-name="P2"><text:span text:style-name="T3"/></text:p>
            <text:p text:style-name="P2"><text:span text:style-name="T27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простота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интерпретируемость</text:span></text:p>
              </text:list-item>
            </text:list>
            <text:p text:style-name="P2"><text:span text:style-name="T3"/></text:p>
            <text:p text:style-name="P2"><text:span text:style-name="T27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неустойчив к шуму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т параметров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достаточная точность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9" draw:text-style-name="P3" draw:layer="layout" svg:width="12cm" svg:height="9.244cm" svg:x="14.4cm" svg:y="4.6cm">
          <draw:text-box>
            <text:p text:style-name="P2"><text:span text:style-name="T16">метод k-соседей (kNN)</text:span></text:p>
            <text:p text:style-name="P2"><text:span text:style-name="T3"/></text:p>
            <text:p text:style-name="P2"><text:span text:style-name="T3">v(i,u) = [i&lt;k]</text:span></text:p>
            <text:p text:style-name="P2"><text:span text:style-name="T27"/></text:p>
            <text:p text:style-name="P2"><text:span text:style-name="T27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более устойчив к шуму чем 1NN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есть параметр - количество соседей k</text:span></text:p>
                <text:p text:style-name="P2"><text:span text:style-name="T27"/></text:p>
              </text:list-item>
            </text:list>
            <text:p text:style-name="P2"><text:span text:style-name="T27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возможны неоднозначности</text:span></text:p>
              </text:list-item>
            </text:list>
          </draw:text-box>
        </draw:frame>
        <draw:frame presentation:style-name="pr17" draw:text-style-name="P3" draw:layer="layout" svg:width="10.8cm" svg:height="13.51cm" svg:x="2.2cm" svg:y="4.8cm">
          <draw:text-box>
            <text:p text:style-name="P2"><text:span text:style-name="T16">метод ближайшего соседа (1NN)</text:span></text:p>
            <text:p text:style-name="P2"><text:span text:style-name="T3"/></text:p>
            <text:p text:style-name="P2"><text:span text:style-name="T3">v(i,u) = [i=1]</text:span></text:p>
            <text:p text:style-name="P2"><text:span text:style-name="T3"/></text:p>
            <text:p text:style-name="P2"><text:span text:style-name="T27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простота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интерпретируемость</text:span></text:p>
              </text:list-item>
            </text:list>
            <text:p text:style-name="P2"><text:span text:style-name="T3"/></text:p>
            <text:p text:style-name="P2"><text:span text:style-name="T27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неустойчив к шуму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т параметров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достаточная точность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9" draw:text-style-name="P3" draw:layer="layout" svg:width="12cm" svg:height="9.244cm" svg:x="14.296cm" svg:y="4.586cm">
          <draw:text-box>
            <text:p text:style-name="P2"><text:span text:style-name="T16">метод k-соседей (kNN)</text:span></text:p>
            <text:p text:style-name="P2"><text:span text:style-name="T3"/></text:p>
            <text:p text:style-name="P2"><text:span text:style-name="T3">v(i,u) = [i&lt;k]</text:span></text:p>
            <text:p text:style-name="P2"><text:span text:style-name="T27"/></text:p>
            <text:p text:style-name="P2"><text:span text:style-name="T27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более устойчив к шуму чем 1NN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есть параметр - количество соседей k</text:span></text:p>
                <text:p text:style-name="P2"><text:span text:style-name="T27"/></text:p>
              </text:list-item>
            </text:list>
            <text:p text:style-name="P2"><text:span text:style-name="T27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возможны неоднозначности</text:span></text:p>
              </text:list-item>
            </text:list>
          </draw:text-box>
        </draw:frame>
        <draw:frame presentation:style-name="pr17" draw:text-style-name="P3" draw:layer="layout" svg:width="10.8cm" svg:height="13.51cm" svg:x="1.6cm" svg:y="4.4cm">
          <draw:text-box>
            <text:p text:style-name="P2"><text:span text:style-name="T16">метод ближайшего соседа (1NN)</text:span></text:p>
            <text:p text:style-name="P2"><text:span text:style-name="T3"/></text:p>
            <text:p text:style-name="P2"><text:span text:style-name="T3">v(i,u) = [i=1]</text:span></text:p>
            <text:p text:style-name="P2"><text:span text:style-name="T3"/></text:p>
            <text:p text:style-name="P2"><text:span text:style-name="T27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простота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интерпретируемость</text:span></text:p>
              </text:list-item>
            </text:list>
            <text:p text:style-name="P2"><text:span text:style-name="T3"/></text:p>
            <text:p text:style-name="P2"><text:span text:style-name="T27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неустойчив к шуму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т параметров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достаточная точность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выборка хранится целиком</text:span></text:p>
              </text:list-item>
            </text:list>
          </draw:text-box>
        </draw:frame>
        <draw:frame presentation:style-name="pr20" draw:text-style-name="P3" draw:layer="layout" svg:width="12.4cm" svg:height="4.291cm" svg:x="13.2cm" svg:y="14.8cm">
          <draw:text-box>
            <text:p text:style-name="P2"><text:span text:style-name="T16">метод взвешеных k-соседей</text:span></text:p>
            <text:p text:style-name="P2"><text:span text:style-name="T3"/></text:p>
            <text:p text:style-name="P2"><text:span text:style-name="T3">v(i,u) = [i&lt;k]w</text:span><text:span text:style-name="T28">i</text:span></text:p>
            <text:p text:style-name="P2"><text:span text:style-name="T3"/></text:p>
            <text:p text:style-name="P2"><text:span text:style-name="T3">w</text:span><text:span text:style-name="T28">i </text:span><text:span text:style-name="T3">- вес сосед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21" draw:text-style-name="P3" draw:layer="layout" svg:width="12.4cm" svg:height="4.851cm" svg:x="3.4cm" svg:y="4.533cm">
          <draw:text-box>
            <text:p text:style-name="P2"><text:span text:style-name="T16">метод взвешеных k-соседей</text:span></text:p>
            <text:p text:style-name="P2"><text:span text:style-name="T3"/></text:p>
            <text:p text:style-name="P2"><text:span text:style-name="T3">v(i,u) = [i&lt;k]w</text:span><text:span text:style-name="T28">i <text:s text:c="20"/></text:span><text:span text:style-name="T3">w</text:span><text:span text:style-name="T28">i </text:span><text:span text:style-name="T3">- вес соседа </text:span></text:p>
            <text:p text:style-name="P2"><text:span text:style-name="T3"/></text:p>
            <text:p text:style-name="P2"><text:span text:style-name="T21">как выбирать вес </text:span><text:span text:style-name="T3">w</text:span><text:span text:style-name="T28">i </text:span><text:span text:style-name="T29">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21" draw:text-style-name="P3" draw:layer="layout" svg:width="12.4cm" svg:height="4.851cm" svg:x="3.4cm" svg:y="4.533cm">
          <draw:text-box>
            <text:p text:style-name="P2"><text:span text:style-name="T16">метод взвешеных k-соседей</text:span></text:p>
            <text:p text:style-name="P2"><text:span text:style-name="T3"/></text:p>
            <text:p text:style-name="P2"><text:span text:style-name="T3">v(i,u) = [i&lt;k]w</text:span><text:span text:style-name="T28">i <text:s text:c="20"/></text:span><text:span text:style-name="T3">w</text:span><text:span text:style-name="T28">i </text:span><text:span text:style-name="T3">- вес соседа </text:span></text:p>
            <text:p text:style-name="P2"><text:span text:style-name="T3"/></text:p>
            <text:p text:style-name="P2"><text:span text:style-name="T21">как выбирать вес </text:span><text:span text:style-name="T3">w</text:span><text:span text:style-name="T28">i </text:span><text:span text:style-name="T29">?</text:span></text:p>
          </draw:text-box>
        </draw:frame>
        <draw:frame draw:style-name="gr30" draw:text-style-name="P21" draw:layer="layout" svg:width="5.651cm" svg:height="1.719cm" svg:x="2.4cm" svg:y="9.38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1" draw:text-style-name="P30" draw:layer="layout" svg:width="15.8cm" svg:height="1.8cm" svg:x="8.8cm" svg:y="9.4cm">
          <draw:text-box>
            <text:p><text:span text:style-name="T30">выбираем </text:span><text:span text:style-name="T31">степень <text:s/>важности i-того соседа на основании расстояния до него</text:span></text:p>
          </draw:text-box>
        </draw:frame>
        <draw:frame draw:style-name="gr32" draw:text-style-name="P26" draw:layer="layout" svg:width="13.231cm" svg:height="7.867cm" svg:x="5.369cm" svg:y="11.6cm">
          <draw:image xlink:href="Pictures/1000020100000177000000DF94109F37036DCF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33" draw:text-style-name="P21" draw:layer="layout" svg:width="20.789cm" svg:height="3.211cm" svg:x="2.6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4" draw:text-style-name="P31" draw:layer="layout" svg:width="21.4cm" svg:height="2.434cm" svg:x="2cm" svg:y="4.4cm">
          <draw:text-box>
            <text:p><text:span text:style-name="T16">метод взвешеных k-соседей - п</text:span><text:span text:style-name="T1">арзеновское окно</text:span><text:span text:style-name="T32"> </text:span></text:p>
            <text:p><text:span text:style-name="T32"/></text:p>
            <text:p><text:span text:style-name="T30">выбираем </text:span><text:span text:style-name="T31">степень <text:s/>важности i-того соседа на основании расстояния</text:span></text:p>
          </draw:text-box>
        </draw:frame>
        <draw:frame draw:style-name="gr32" draw:text-style-name="P26" draw:layer="layout" svg:width="13.231cm" svg:height="7.867cm" svg:x="6.369cm" svg:y="11.601cm">
          <draw:image xlink:href="Pictures/1000020100000177000000DF94109F37036DCF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22" draw:text-style-name="P3" draw:layer="layout" svg:width="21.8cm" svg:height="2.134cm" svg:x="1cm" svg:y="4.288cm">
          <draw:text-box>
            <text:p text:style-name="P2"><text:span text:style-name="T16">профиль компактности - <text:s/></text:span><text:span text:style-name="T33">метод оценки данных и метрик на них</text:span></text:p>
            <text:p text:style-name="P2"><text:span text:style-name="T16"/></text:p>
            <text:p text:style-name="P2"><text:span text:style-name="T3"><text:s text:c="5"/></text:span><text:span text:style-name="T3">доля объектов, у которых m-тый сосед из другого клас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35" draw:text-style-name="P21" draw:layer="layout" svg:width="7.205cm" svg:height="1.762cm" svg:x="2cm" svg:y="6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6" draw:text-style-name="P29" draw:layer="layout" svg:width="8.724cm" svg:height="1.791cm" svg:x="10.276cm" svg:y="6.477cm">
          <draw:text-box>
            <text:p><text:span text:style-name="T25">x</text:span><text:span text:style-name="T34">i</text:span><text:span text:style-name="T35">m</text:span><text:span text:style-name="T25"> - m-тый сосед x</text:span><text:span text:style-name="T34">i <text:s text:c="2"/></text:span><text:span text:style-name="T36"><text:s text:c="8"/></text:span></text:p>
            <text:p><text:span text:style-name="T25">y</text:span><text:span text:style-name="T34">i</text:span><text:span text:style-name="T35">m</text:span><text:span text:style-name="T25"> - ответ на m-том соседе x</text:span><text:span text:style-name="T34">i</text:span></text:p>
          </draw:text-box>
        </draw:frame>
        <draw:frame presentation:style-name="pr22" draw:text-style-name="P3" draw:layer="layout" svg:width="21.8cm" svg:height="2.134cm" svg:x="1.112cm" svg:y="3.935cm">
          <draw:text-box>
            <text:p text:style-name="P2"><text:span text:style-name="T16">профиль компактности - <text:s/></text:span><text:span text:style-name="T33">метод оценки данных и метрик на них</text:span></text:p>
            <text:p text:style-name="P2"><text:span text:style-name="T16"/></text:p>
            <text:p text:style-name="P2"><text:span text:style-name="T3"><text:s text:c="5"/></text:span><text:span text:style-name="T3">доля объектов, у которых m-тый сосед из другого клас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37" draw:text-style-name="P21" draw:layer="layout" svg:width="7.205cm" svg:height="1.762cm" svg:x="3.795cm" svg:y="6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8" draw:text-style-name="P29" draw:layer="layout" svg:width="8.724cm" svg:height="1.791cm" svg:x="11.876cm" svg:y="6.4cm">
          <draw:text-box>
            <text:p><text:span text:style-name="T25">x</text:span><text:span text:style-name="T34">i</text:span><text:span text:style-name="T35">m</text:span><text:span text:style-name="T25"> - m-тый сосед x</text:span><text:span text:style-name="T34">i <text:s text:c="2"/></text:span><text:span text:style-name="T36"><text:s text:c="8"/></text:span></text:p>
            <text:p><text:span text:style-name="T25">y</text:span><text:span text:style-name="T34">i</text:span><text:span text:style-name="T35">m</text:span><text:span text:style-name="T25"> - ответ на m-том соседе x</text:span><text:span text:style-name="T34">i</text:span></text:p>
          </draw:text-box>
        </draw:frame>
        <draw:frame draw:style-name="gr14" draw:text-style-name="P26" draw:layer="layout" svg:width="22.243cm" svg:height="11.084cm" svg:x="2.6cm" svg:y="8.516cm">
          <draw:image xlink:href="Pictures/10000201000002560000012A80260875F2B17BD4.png" xlink:type="simple" xlink:show="embed" xlink:actuate="onLoad" draw:mime-type="image/png">
            <text:p/>
          </draw:image>
        </draw:frame>
        <draw:frame presentation:style-name="pr22" draw:text-style-name="P3" draw:layer="layout" svg:width="21.8cm" svg:height="2.134cm" svg:x="1.6cm" svg:y="3.8cm">
          <draw:text-box>
            <text:p text:style-name="P2"><text:span text:style-name="T16">профиль компактности - <text:s/></text:span><text:span text:style-name="T33">метод оценки данных и метрик на них</text:span></text:p>
            <text:p text:style-name="P2"><text:span text:style-name="T16"/></text:p>
            <text:p text:style-name="P2"><text:span text:style-name="T3"><text:s text:c="5"/></text:span><text:span text:style-name="T3">доля объектов, у которых m-тый сосед из другого клас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23" draw:text-style-name="P5" draw:layer="layout" svg:width="25.199cm" svg:height="1.763cm" svg:x="0.801cm" svg:y="1.637cm" presentation:class="title" presentation:user-transformed="true">
          <draw:text-box>
            <text:p><text:span text:style-name="T5">метрические методы: <text:s/>литература</text:span></text:p>
          </draw:text-box>
        </draw:frame>
        <draw:frame draw:style-name="gr39" draw:text-style-name="P32" draw:layer="layout" svg:width="24.2cm" svg:height="7.2cm" svg:x="1.2cm" svg:y="6.8cm">
          <draw:text-box>
            <text:p><text:span text:style-name="T37">git clone </text:span><text:span text:style-name="T38">https://github.com/mechanoid5/ml_lectorium.git</text:span></text:p>
            <text:p><text:span text:style-name="T37"/></text:p>
            <text:p><text:span text:style-name="T37"/></text:p>
            <text:p><text:span text:style-name="T37">К.В. Воронцов Метрические методы классификации. - курс "Машинное обучение" ШАД Яндекс 2014</text:span></text:p>
            <text:p><text:span text:style-name="T37"/></text:p>
            <text:p text:style-name="P8"><text:span text:style-name="T39">К.В. Воронцов <text:s/>Методы восстановления регрессии</text:span><text:span text:style-name="T37"> - курс "Машинное обучение" ШАД Яндекс 2014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24" draw:text-style-name="P33" draw:layer="layout" svg:width="25.199cm" svg:height="15.2cm" svg:x="1.4cm" svg:y="4cm" presentation:class="subtitle" presentation:user-transformed="true">
          <draw:text-box>
            <text:p text:style-name="P21"><text:span text:style-name="T40">Вопросы ?</text:span></text:p>
          </draw:text-box>
        </draw:frame>
        <draw:frame draw:style-name="gr40" draw:text-style-name="P26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25" draw:text-style-name="P5" draw:layer="layout" svg:width="20.8cm" svg:height="1.743cm" svg:x="1cm" svg:y="1.833cm" presentation:class="title" presentation:user-transformed="true">
          <draw:text-box>
            <text:p><text:span text:style-name="T5">метрические методы: </text:span><text:span text:style-name="T41">практика</text:span></text:p>
          </draw:text-box>
        </draw:frame>
        <draw:frame draw:style-name="gr41" draw:text-style-name="P26" draw:layer="layout" svg:width="3.595cm" svg:height="3.595cm" svg:x="20.8cm" svg:y="6cm">
          <draw:image xlink:href="Pictures/10000201000000C8000000C8C1EA96C9D1DC3AA0.png" xlink:type="simple" xlink:show="embed" xlink:actuate="onLoad" draw:mime-type="image/png">
            <text:p/>
          </draw:image>
        </draw:frame>
        <draw:frame draw:style-name="gr42" draw:text-style-name="P26" draw:layer="layout" svg:width="3.174cm" svg:height="3.439cm" svg:x="1.8cm" svg:y="6.4cm">
          <draw:image xlink:href="Pictures/100000000000007800000082A02AA69EBB46FF59.png" xlink:type="simple" xlink:show="embed" xlink:actuate="onLoad" draw:mime-type="image/png">
            <text:p/>
          </draw:image>
        </draw:frame>
        <draw:frame draw:style-name="gr43" draw:text-style-name="P35" draw:layer="layout" svg:width="15.2cm" svg:height="8.622cm" svg:x="5.73cm" svg:y="6.461cm">
          <draw:text-box>
            <text:p text:style-name="P21"><text:span text:style-name="T1">источники данных для экспериментов </text:span></text:p>
            <text:p text:style-name="P21"><text:span text:style-name="T1"/></text:p>
            <text:p text:style-name="P34">sklearn.datasets</text:p>
            <text:p text:style-name="P21">UCI Repository</text:p>
            <text:p text:style-name="P21">kaggle</text:p>
            <text:p text:style-name="P21"/>
            <text:p text:style-name="P21"><text:span text:style-name="T1">реализовать</text:span> </text:p>
            <text:p text:style-name="P21">1NN</text:p>
            <text:p text:style-name="P21">kNN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Georgia1" svg:font-family="Georgia" style:font-pitch="variable"/>
    <style:font-face style:name="Arial1" svg:font-family="Arial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30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30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30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09-15T12:33:51.445628470</dc:date>
    <meta:editing-duration>P1DT3H27M59S</meta:editing-duration>
    <meta:editing-cycles>362</meta:editing-cycles>
    <meta:generator>LibreOffice/7.0.0.3$Linux_X86_64 LibreOffice_project/00$Build-3</meta:generator>
    <meta:document-statistic meta:object-count="253"/>
  </office:meta>
</office:document-meta>
</file>

<file path=Object 1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</mn>
      <mi>,</mi>
      <mi mathvariant="normal">∞</mi>
      <mo stretchy="false">)</mo>
    </mrow>
    <annotation encoding="StarMath 5.0">%rho : X times X rightarrow \[ 0, infinity \)</annotation>
  </semantics>
</math>
</file>

<file path=Object 10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3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14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row>
        <munder>
          <mo stretchy="false">∑</mo>
          <mi>i</mi>
        </munder>
        <mrow>
          <mrow>
            <mo fence="true" stretchy="false">[</mo>
            <mrow>
              <mrow>
                <mi>y</mi>
                <mrow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o stretchy="false">=</mo>
                  <mi>y</mi>
                </mrow>
              </mrow>
            </mrow>
            <mo fence="true" stretchy="false">]</mo>
          </mrow>
          <mi>K</mi>
          <mrow>
            <mo fence="true" stretchy="true">(</mo>
            <mrow>
              <mfrac>
                <mrow>
                  <mi>ρ</mi>
                  <mrow>
                    <mo fence="true" stretchy="false">(</mo>
                    <mrow>
                      <mrow>
                        <mi>u</mi>
                        <mi>,</mi>
                        <msubsup>
                          <mi>x</mi>
                          <mi>u</mi>
                          <mi>i</mi>
                        </msubsup>
                      </mrow>
                    </mrow>
                    <mo fence="true" stretchy="false">)</mo>
                  </mrow>
                </mrow>
                <mi>h</mi>
              </mfrac>
            </mrow>
            <mo fence="true" stretchy="true">)</mo>
          </mrow>
        </mrow>
      </mrow>
    </mrow>
    <annotation encoding="StarMath 5.0">a( u,X_l ) = argmax csub {y in y_l} sum from{i} { [y(i)=y] K left( {%rho (u, x_u^i)}over{h} right) }  </annotation>
  </semantics>
</math>
</file>

<file path=Object 15/content.xml><?xml version="1.0" encoding="utf-8"?>
<math xmlns="http://www.w3.org/1998/Math/MathML" display="block">
  <semantics>
    <mrow>
      <mi>v</mi>
      <mrow>
        <mrow>
          <mo fence="true" stretchy="false">(</mo>
          <mrow>
            <mrow>
              <mi>i</mi>
              <mi>,</mi>
              <mi>u</mi>
            </mrow>
          </mrow>
          <mo fence="true" stretchy="false">)</mo>
        </mrow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u</mi>
                    <mi>,</mi>
                    <msubsup>
                      <mi>x</mi>
                      <mi>u</mi>
                      <mi>i</mi>
                    </msubsup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v(i,u) = K left( {%rho (u, x_u^i)}over{h} right)</annotation>
  </semantics>
</math>
</file>

<file path=Object 1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1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1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

<file path=Object 1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20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…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…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…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 [
 matrix{ 
 x_{11} # x_{12} # dotslow # x_{1n} # y_{1} ##
 x_{21} # x_{22} # dotslow # x_{2n} # y_{2} ##  
 dotsvert   # dotsvert # dotsdown  #dotsvert #  dotsvert ## 
 x_{m1} # x_{m2} # dotslow # x_{mn} # y_{m}
 }
 
    right ]
 </annotation>
  </semantics>
</math>
</file>

<file path=Object 2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22/content.xml><?xml version="1.0" encoding="utf-8"?>
<math xmlns="http://www.w3.org/1998/Math/MathML" display="block"/>
</file>

<file path=Object 24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25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2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30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3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34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35/content.xml><?xml version="1.0" encoding="utf-8"?>
<math xmlns="http://www.w3.org/1998/Math/MathML" display="block"/>
</file>

<file path=Object 36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37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9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40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42/content.xml><?xml version="1.0" encoding="utf-8"?>
<math xmlns="http://www.w3.org/1998/Math/MathML" display="block"/>
</file>

<file path=Object 43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44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4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46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7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sub>
        <mi mathvariant="normal">Γ</mi>
        <mi>y</mi>
      </msub>
      <mrow>
        <mo fence="true" stretchy="false">(</mo>
        <mrow>
          <mi>u</mi>
        </mrow>
        <mo fence="true" stretchy="false">)</mo>
      </mrow>
    </mrow>
    <annotation encoding="StarMath 5.0">a(u,X_l) = argmax csub {y in y_l} %GAMMA_y(u)</annotation>
  </semantics>
</math>
</file>

<file path=Object 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6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7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